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2.065cm" svg:height="7.315cm" svg:x="7.22cm" svg:y="5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4.445cm" svg:height="2.54cm" svg:x="1.505cm" svg:y="5.45cm">
          <text:p text:style-name="P2">Multiple</text:p>
          <text:p text:style-name="P2">Fil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1" draw:layer="layout" svg:width="2.54cm" svg:height="2.54cm" svg:x="7.855cm" svg:y="0.94cm">
          <text:p text:style-name="P2">ROI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3" draw:layer="layout" svg:width="3.81cm" svg:height="2.54cm" svg:x="10.595cm" svg:y="0.94cm">
          <text:p text:style-name="P2">Region</text:p>
          <text:p text:style-name="P2">Growin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5" draw:layer="layout" svg:width="3.96cm" svg:height="2.54cm" svg:x="14.555cm" svg:y="0.94cm">
          <text:p text:style-name="P2">Stopping</text:p>
          <text:p text:style-name="P2">Criteri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10" draw:layer="layout" svg:width="3.175cm" svg:height="1.27cm" svg:x="20.555cm" svg:y="5.69cm">
          <text:p text:style-name="P2">Mask</text:p>
          <draw:enhanced-geometry svg:viewBox="0 0 21600 21600" draw:type="rectangle" draw:enhanced-path="M 0 0 L 21600 0 21600 21600 0 21600 0 0 Z N"/>
        </draw:custom-shape>
        <draw:custom-shape draw:style-name="gr2" draw:text-style-name="P1" draw:id="id12" draw:layer="layout" svg:width="3.175cm" svg:height="1.27cm" svg:x="20.556cm" svg:y="7.69cm">
          <text:p text:style-name="P2">Volume</text:p>
          <draw:enhanced-geometry svg:viewBox="0 0 21600 21600" draw:type="rectangle" draw:enhanced-path="M 0 0 L 21600 0 21600 21600 0 21600 0 0 Z N"/>
        </draw:custom-shape>
        <draw:custom-shape draw:style-name="gr2" draw:text-style-name="P1" draw:id="id13" draw:layer="layout" svg:width="5.08cm" svg:height="1.905cm" svg:x="1.51cm" svg:y="14.245cm">
          <text:p text:style-name="P2">PSF: Model</text:p>
          <text:p text:style-name="P2">Noise: Mode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124cm" svg:y1="3.48cm" svg:x2="9.141cm" svg:y2="5.05cm" draw:start-shape="id1" draw:start-glue-point="8" draw:end-shape="id2" draw:end-glue-point="4">
          <text:p/>
        </draw:connector>
        <draw:custom-shape draw:style-name="gr4" draw:text-style-name="P1" draw:id="id2" draw:layer="layout" svg:width="0.635cm" svg:height="0.635cm" svg:x="8.825cm" svg:y="5.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12.499cm" svg:y1="3.48cm" svg:x2="12.499cm" svg:y2="5.051cm" draw:start-shape="id3" draw:start-glue-point="8" draw:end-shape="id4" draw:end-glue-point="4">
          <text:p/>
        </draw:connector>
        <draw:custom-shape draw:style-name="gr4" draw:text-style-name="P1" draw:id="id4" draw:layer="layout" svg:width="0.635cm" svg:height="0.635cm" svg:x="12.183cm" svg:y="5.0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16.534cm" svg:y1="3.48cm" svg:x2="16.534cm" svg:y2="5.052cm" draw:start-shape="id5" draw:start-glue-point="8" draw:end-shape="id6" draw:end-glue-point="4">
          <text:p/>
        </draw:connector>
        <draw:custom-shape draw:style-name="gr4" draw:text-style-name="P1" draw:id="id6" draw:layer="layout" svg:width="0.635cm" svg:height="0.635cm" svg:x="16.218cm" svg:y="5.0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9" draw:layer="layout" svg:width="0.635cm" svg:height="0.635cm" svg:x="19.019cm" svg:y="6.0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1" draw:layer="layout" svg:width="0.635cm" svg:height="0.635cm" svg:x="19.02cm" svg:y="8.0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8" draw:layer="layout" svg:width="0.635cm" svg:height="0.635cm" svg:x="6.921cm" svg:y="6.4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5.95cm" svg:y1="6.719cm" svg:x2="6.921cm" svg:y2="6.719cm" draw:start-shape="id7" draw:start-glue-point="10" draw:end-shape="id8" draw:end-glue-point="6">
          <text:p/>
        </draw:connector>
        <draw:connector draw:style-name="gr3" draw:text-style-name="P1" draw:layer="layout" svg:x1="19.652cm" svg:y1="6.324cm" svg:x2="20.555cm" svg:y2="6.325cm" draw:start-shape="id9" draw:start-glue-point="10" draw:end-shape="id10" draw:end-glue-point="3">
          <text:p/>
        </draw:connector>
        <draw:connector draw:style-name="gr3" draw:text-style-name="P1" draw:layer="layout" svg:x1="19.653cm" svg:y1="8.324cm" svg:x2="20.556cm" svg:y2="8.325cm" draw:start-shape="id11" draw:start-glue-point="10" draw:end-shape="id12" draw:end-glue-point="3">
          <text:p/>
        </draw:connector>
        <draw:custom-shape draw:style-name="gr5" draw:text-style-name="P1" draw:layer="layout" svg:width="7.62cm" svg:height="5.41cm" svg:x="10.395cm" svg:y="6.655cm">
          <text:p text:style-name="P2">Lesion </text:p>
          <text:p text:style-name="P2">Sizing</text:p>
          <text:p text:style-name="P2">Framework</text:p>
          <draw:enhanced-geometry svg:viewBox="0 0 21600 21600" draw:type="rectangle" draw:enhanced-path="M 0 0 L 21600 0 21600 21600 0 21600 0 0 Z N"/>
        </draw:custom-shape>
        <draw:custom-shape draw:style-name="gr4" draw:text-style-name="P1" draw:id="id14" draw:layer="layout" svg:width="0.668cm" svg:height="0.635cm" svg:x="8.222cm" svg:y="12.4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6.59cm" svg:y1="15.197cm" svg:x2="8.555cm" svg:y2="13.037cm" draw:start-shape="id13" draw:start-glue-point="1" draw:end-shape="id14" draw:end-glue-point="8">
          <text:p/>
        </draw:connector>
        <draw:custom-shape draw:style-name="gr6" draw:text-style-name="P1" draw:layer="layout" svg:width="5.08cm" svg:height="2.54cm" svg:x="17.345cm" svg:y="13.905cm">
          <text:p text:style-name="P2">Change</text:p>
          <text:p text:style-name="P2">Detection</text:p>
          <draw:enhanced-geometry svg:viewBox="0 0 21600 21600" draw:type="rectangle" draw:enhanced-path="M 0 0 L 21600 0 21600 21600 0 21600 0 0 Z N"/>
        </draw:custom-shape>
        <draw:custom-shape draw:style-name="gr4" draw:text-style-name="P1" draw:id="id16" draw:layer="layout" svg:width="0.668cm" svg:height="0.635cm" svg:x="17.022cm" svg:y="14.1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8" draw:layer="layout" svg:width="0.668cm" svg:height="0.635cm" svg:x="17.022cm" svg:y="15.5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15" draw:layer="layout" svg:width="3.81cm" svg:height="1.27cm" svg:x="12.5cm" svg:y="13.805cm">
          <text:p text:style-name="P2">Time 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17" draw:layer="layout" svg:width="3.81cm" svg:height="1.27cm" svg:x="12.5cm" svg:y="15.205cm">
          <text:p text:style-name="P2">Time 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16.31cm" svg:y1="14.439cm" svg:x2="17.022cm" svg:y2="14.439cm" draw:start-shape="id15" draw:start-glue-point="10" draw:end-shape="id16" draw:end-glue-point="6">
          <text:p/>
        </draw:connector>
        <draw:connector draw:style-name="gr3" draw:text-style-name="P1" draw:layer="layout" svg:x1="16.31cm" svg:y1="15.839cm" svg:x2="17.022cm" svg:y2="15.839cm" draw:start-shape="id17" draw:start-glue-point="10" draw:end-shape="id18" draw:end-glue-point="6">
          <text:p/>
        </draw:connector>
        <draw:custom-shape draw:style-name="gr2" draw:text-style-name="P1" draw:id="id20" draw:layer="layout" svg:width="3.175cm" svg:height="1.27cm" svg:x="23.657cm" svg:y="14.49cm">
          <text:p text:style-name="P2">Delta</text:p>
          <draw:enhanced-geometry svg:viewBox="0 0 21600 21600" draw:type="rectangle" draw:enhanced-path="M 0 0 L 21600 0 21600 21600 0 21600 0 0 Z N"/>
        </draw:custom-shape>
        <draw:custom-shape draw:style-name="gr4" draw:text-style-name="P1" draw:id="id19" draw:layer="layout" svg:width="0.635cm" svg:height="0.635cm" svg:x="22.121cm" svg:y="14.8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22.754cm" svg:y1="15.124cm" svg:x2="23.657cm" svg:y2="15.125cm" draw:start-shape="id19" draw:start-glue-point="10" draw:end-shape="id20" draw:end-glue-point="3">
          <text:p/>
        </draw:connector>
        <draw:custom-shape draw:style-name="gr6" draw:text-style-name="P1" draw:layer="layout" svg:width="5.08cm" svg:height="2.54cm" svg:x="14.745cm" svg:y="17.857cm">
          <text:p text:style-name="P2">Classifier</text:p>
          <draw:enhanced-geometry svg:viewBox="0 0 21600 21600" draw:type="rectangle" draw:enhanced-path="M 0 0 L 21600 0 21600 21600 0 21600 0 0 Z N"/>
        </draw:custom-shape>
        <draw:custom-shape draw:style-name="gr4" draw:text-style-name="P1" draw:id="id22" draw:layer="layout" svg:width="0.668cm" svg:height="0.635cm" svg:x="14.422cm" svg:y="18.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21" draw:layer="layout" svg:width="6.09cm" svg:height="2.695cm" svg:x="7.22cm" svg:y="17.78cm">
          <text:p text:style-name="P2">Measurements</text:p>
          <text:p text:style-name="P2">Collec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13.31cm" svg:y1="19.126cm" svg:x2="14.422cm" svg:y2="19.126cm" draw:start-shape="id21" draw:start-glue-point="10" draw:end-shape="id22" draw:end-glue-point="6">
          <text:p/>
        </draw:connector>
        <draw:custom-shape draw:style-name="gr2" draw:text-style-name="P1" draw:id="id24" draw:layer="layout" svg:width="5.715cm" svg:height="1.905cm" svg:x="21.59cm" svg:y="18.175cm">
          <text:p text:style-name="P2">Discrimination</text:p>
          <draw:enhanced-geometry svg:viewBox="0 0 21600 21600" draw:type="rectangle" draw:enhanced-path="M 0 0 L 21600 0 21600 21600 0 21600 0 0 Z N"/>
        </draw:custom-shape>
        <draw:custom-shape draw:style-name="gr4" draw:text-style-name="P1" draw:id="id23" draw:layer="layout" svg:width="0.635cm" svg:height="0.635cm" svg:x="19.521cm" svg:y="18.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20.154cm" svg:y1="19.126cm" svg:x2="21.59cm" svg:y2="19.127cm" draw:start-shape="id23" draw:start-glue-point="10" draw:end-shape="id24" draw:end-glue-point="3">
          <text:p/>
        </draw:connecto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9-03T18:02:35</meta:creation-date>
    <dc:date>2008-09-03T18:22:30</dc:date>
    <dc:language>en-US</dc:language>
    <meta:editing-cycles>3</meta:editing-cycles>
    <meta:editing-duration>PT19M13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